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61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Black" fo:font-size="12pt" style:font-size-asian="12pt" style:font-size-complex="12pt"/>
    </style:style>
    <style:style style:name="gr1" style:family="graphic">
      <style:graphic-properties draw:stroke="solid" svg:stroke-width="1mm" draw:marker-start-width="3.5mm" draw:marker-end-width="3.5mm" draw:fill="none" draw:textarea-horizontal-align="center" draw:textarea-vertical-align="middle" draw:ole-draw-aspect="1"/>
    </style:style>
    <style:style style:name="gr2" style:family="graphic">
      <style:graphic-properties draw:stroke="solid" svg:stroke-width="1mm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90.99mm" svg:x="188.22mm" svg:y="86.33mm">
            <loext:p draw:notify-on-update-of-ranges="Hoja1.B3:Hoja1.B18 Hoja1.C3:Hoja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60.22mm" svg:height="90.05mm" svg:x="23.12mm" svg:y="86.59mm">
            <loext:p draw:notify-on-update-of-ranges="Hoja1.B3:Hoja1.B18 Hoja1.D3:Hoja1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PC</text:p>
          </table:table-cell>
          <table:table-cell table:style-name="ce1" office:value-type="string" calcext:value-type="string">
            <text:p>T(n)</text:p>
          </table:table-cell>
          <table:table-cell table:number-columns-repeated="6"/>
        </table:table-row>
        <table:table-row table:style-name="ro1">
          <table:table-cell/>
          <table:table-cell table:formula="of:=100" office:value-type="float" office:value="100" calcext:value-type="float">
            <text:p>100</text:p>
          </table:table-cell>
          <table:table-cell office:value-type="float" office:value="0.00000715256" calcext:value-type="float">
            <text:p>7,15E-06</text:p>
          </table:table-cell>
          <table:table-cell table:formula="of:=(1/3)*((POWER([.B3];2))*((2*([.B3]))-1))" office:value-type="float" office:value="663333.333333333" calcext:value-type="float">
            <text:p>663333,333333333</text:p>
          </table:table-cell>
          <table:table-cell table:number-columns-repeated="2"/>
          <table:table-cell table:style-name="ce6" office:value-type="string" calcext:value-type="string" table:number-columns-spanned="4" table:number-rows-spanned="2">
            <text:p>Tomando com T(n)=(1/3)((n^2)(2n-1))</text:p>
          </table:table-cell>
          <table:covered-table-cell table:number-columns-repeated="3"/>
        </table:table-row>
        <table:table-row table:style-name="ro1">
          <table:table-cell/>
          <table:table-cell table:formula="of:=20+[.B3]" office:value-type="float" office:value="120" calcext:value-type="float">
            <text:p>120</text:p>
          </table:table-cell>
          <table:table-cell office:value-type="float" office:value="0.0000109673" calcext:value-type="float">
            <text:p>1,10E-05</text:p>
          </table:table-cell>
          <table:table-cell table:formula="of:=(1/3)*((POWER([.B4];2))*((2*([.B4]))-1))" office:value-type="float" office:value="1147200" calcext:value-type="float">
            <text:p>1147200</text:p>
          </table:table-cell>
          <table:table-cell table:number-columns-repeated="2"/>
          <table:covered-table-cell table:number-columns-repeated="4"/>
        </table:table-row>
        <table:table-row table:style-name="ro1">
          <table:table-cell/>
          <table:table-cell table:formula="of:=20+[.B4]" office:value-type="float" office:value="140" calcext:value-type="float">
            <text:p>140</text:p>
          </table:table-cell>
          <table:table-cell office:value-type="float" office:value="0.0000140667" calcext:value-type="float">
            <text:p>1,41E-05</text:p>
          </table:table-cell>
          <table:table-cell table:formula="of:=(1/3)*((POWER([.B5];2))*((2*([.B5]))-1))" office:value-type="float" office:value="1822800" calcext:value-type="float">
            <text:p>1822800</text:p>
          </table:table-cell>
          <table:table-cell table:number-columns-repeated="6"/>
        </table:table-row>
        <table:table-row table:style-name="ro1">
          <table:table-cell/>
          <table:table-cell table:formula="of:=20+[.B5]" office:value-type="float" office:value="160" calcext:value-type="float">
            <text:p>160</text:p>
          </table:table-cell>
          <table:table-cell office:value-type="float" office:value="0.0000171661" calcext:value-type="float">
            <text:p>1,72E-05</text:p>
          </table:table-cell>
          <table:table-cell table:formula="of:=(1/3)*((POWER([.B6];2))*((2*([.B6]))-1))" office:value-type="float" office:value="2722133.33333333" calcext:value-type="float">
            <text:p>2722133,33333333</text:p>
          </table:table-cell>
          <table:table-cell table:number-columns-repeated="6"/>
        </table:table-row>
        <table:table-row table:style-name="ro1">
          <table:table-cell/>
          <table:table-cell table:formula="of:=20+[.B6]" office:value-type="float" office:value="180" calcext:value-type="float">
            <text:p>180</text:p>
          </table:table-cell>
          <table:table-cell office:value-type="float" office:value="0.0000181198" calcext:value-type="float">
            <text:p>1,81E-05</text:p>
          </table:table-cell>
          <table:table-cell table:formula="of:=(1/3)*((POWER([.B7];2))*((2*([.B7]))-1))" office:value-type="float" office:value="3877200" calcext:value-type="float">
            <text:p>3877200</text:p>
          </table:table-cell>
          <table:table-cell table:number-columns-repeated="6"/>
        </table:table-row>
        <table:table-row table:style-name="ro1">
          <table:table-cell/>
          <table:table-cell table:formula="of:=20+[.B7]" office:value-type="float" office:value="200" calcext:value-type="float">
            <text:p>200</text:p>
          </table:table-cell>
          <table:table-cell office:value-type="float" office:value="0.0000228882" calcext:value-type="float">
            <text:p>2,29E-05</text:p>
          </table:table-cell>
          <table:table-cell table:formula="of:=(1/3)*((POWER([.B8];2))*((2*([.B8]))-1))" office:value-type="float" office:value="5320000" calcext:value-type="float">
            <text:p>5320000</text:p>
          </table:table-cell>
          <table:table-cell table:number-columns-repeated="6"/>
        </table:table-row>
        <table:table-row table:style-name="ro1">
          <table:table-cell/>
          <table:table-cell table:formula="of:=20+[.B8]" office:value-type="float" office:value="220" calcext:value-type="float">
            <text:p>220</text:p>
          </table:table-cell>
          <table:table-cell office:value-type="float" office:value="0.0000231266" calcext:value-type="float">
            <text:p>2,31E-05</text:p>
          </table:table-cell>
          <table:table-cell table:formula="of:=(1/3)*((POWER([.B9];2))*((2*([.B9]))-1))" office:value-type="float" office:value="7082533.33333333" calcext:value-type="float">
            <text:p>7082533,33333333</text:p>
          </table:table-cell>
          <table:table-cell table:number-columns-repeated="6"/>
        </table:table-row>
        <table:table-row table:style-name="ro1">
          <table:table-cell/>
          <table:table-cell table:formula="of:=20+[.B9]" office:value-type="float" office:value="240" calcext:value-type="float">
            <text:p>240</text:p>
          </table:table-cell>
          <table:table-cell office:value-type="float" office:value="0.000025034" calcext:value-type="float">
            <text:p>2,50E-05</text:p>
          </table:table-cell>
          <table:table-cell table:formula="of:=(1/3)*((POWER([.B10];2))*((2*([.B10]))-1))" office:value-type="float" office:value="9196800" calcext:value-type="float">
            <text:p>9196800</text:p>
          </table:table-cell>
          <table:table-cell table:number-columns-repeated="6"/>
        </table:table-row>
        <table:table-row table:style-name="ro1">
          <table:table-cell/>
          <table:table-cell table:formula="of:=20+[.B10]" office:value-type="float" office:value="260" calcext:value-type="float">
            <text:p>260</text:p>
          </table:table-cell>
          <table:table-cell office:value-type="float" office:value="0.0000259876" calcext:value-type="float">
            <text:p>2,60E-05</text:p>
          </table:table-cell>
          <table:table-cell table:formula="of:=(1/3)*((POWER([.B11];2))*((2*([.B11]))-1))" office:value-type="float" office:value="11694800" calcext:value-type="float">
            <text:p>11694800</text:p>
          </table:table-cell>
          <table:table-cell table:number-columns-repeated="6"/>
        </table:table-row>
        <table:table-row table:style-name="ro1">
          <table:table-cell/>
          <table:table-cell table:formula="of:=20+[.B11]" office:value-type="float" office:value="280" calcext:value-type="float">
            <text:p>280</text:p>
          </table:table-cell>
          <table:table-cell office:value-type="float" office:value="0.0000300407" calcext:value-type="float">
            <text:p>3,00E-05</text:p>
          </table:table-cell>
          <table:table-cell table:formula="of:=(1/3)*((POWER([.B12];2))*((2*([.B12]))-1))" office:value-type="float" office:value="14608533.3333333" calcext:value-type="float">
            <text:p>14608533,3333333</text:p>
          </table:table-cell>
          <table:table-cell table:number-columns-repeated="6"/>
        </table:table-row>
        <table:table-row table:style-name="ro1">
          <table:table-cell/>
          <table:table-cell table:formula="of:=20+[.B12]" office:value-type="float" office:value="300" calcext:value-type="float">
            <text:p>300</text:p>
          </table:table-cell>
          <table:table-cell office:value-type="float" office:value="0.0000300407" calcext:value-type="float">
            <text:p>3,00E-05</text:p>
          </table:table-cell>
          <table:table-cell table:formula="of:=(1/3)*((POWER([.B13];2))*((2*([.B13]))-1))" office:value-type="float" office:value="17970000" calcext:value-type="float">
            <text:p>17970000</text:p>
          </table:table-cell>
          <table:table-cell table:number-columns-repeated="6"/>
        </table:table-row>
        <table:table-row table:style-name="ro1">
          <table:table-cell/>
          <table:table-cell table:formula="of:=20+[.B13]" office:value-type="float" office:value="320" calcext:value-type="float">
            <text:p>320</text:p>
          </table:table-cell>
          <table:table-cell office:value-type="float" office:value="0.0000331402" calcext:value-type="float">
            <text:p>3,31E-05</text:p>
          </table:table-cell>
          <table:table-cell table:formula="of:=(1/3)*((POWER([.B14];2))*((2*([.B14]))-1))" office:value-type="float" office:value="21811200" calcext:value-type="float">
            <text:p>21811200</text:p>
          </table:table-cell>
          <table:table-cell table:number-columns-repeated="6"/>
        </table:table-row>
        <table:table-row table:style-name="ro1">
          <table:table-cell/>
          <table:table-cell table:formula="of:=20+[.B14]" office:value-type="float" office:value="340" calcext:value-type="float">
            <text:p>340</text:p>
          </table:table-cell>
          <table:table-cell office:value-type="float" office:value="0.0000350475" calcext:value-type="float">
            <text:p>3,50E-05</text:p>
          </table:table-cell>
          <table:table-cell table:formula="of:=(1/3)*((POWER([.B15];2))*((2*([.B15]))-1))" office:value-type="float" office:value="26164133.3333333" calcext:value-type="float">
            <text:p>26164133,3333333</text:p>
          </table:table-cell>
          <table:table-cell table:number-columns-repeated="6"/>
        </table:table-row>
        <table:table-row table:style-name="ro1">
          <table:table-cell/>
          <table:table-cell table:formula="of:=20+[.B15]" office:value-type="float" office:value="360" calcext:value-type="float">
            <text:p>360</text:p>
          </table:table-cell>
          <table:table-cell office:value-type="float" office:value="0.0000388622" calcext:value-type="float">
            <text:p>3,89E-05</text:p>
          </table:table-cell>
          <table:table-cell table:formula="of:=(1/3)*((POWER([.B16];2))*((2*([.B16]))-1))" office:value-type="float" office:value="31060800" calcext:value-type="float">
            <text:p>31060800</text:p>
          </table:table-cell>
          <table:table-cell table:number-columns-repeated="6"/>
        </table:table-row>
        <table:table-row table:style-name="ro1">
          <table:table-cell/>
          <table:table-cell table:formula="of:=20+[.B16]" office:value-type="float" office:value="380" calcext:value-type="float">
            <text:p>380</text:p>
          </table:table-cell>
          <table:table-cell office:value-type="float" office:value="0.000041008" calcext:value-type="float">
            <text:p>4,10E-05</text:p>
          </table:table-cell>
          <table:table-cell table:formula="of:=(1/3)*((POWER([.B17];2))*((2*([.B17]))-1))" office:value-type="float" office:value="36533200" calcext:value-type="float">
            <text:p>36533200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20+[.B17]" office:value-type="float" office:value="400" calcext:value-type="float">
            <text:p>400</text:p>
          </table:table-cell>
          <table:table-cell table:style-name="ce5" office:value-type="float" office:value="0.0000529289" calcext:value-type="float">
            <text:p>5,29E-05</text:p>
          </table:table-cell>
          <table:table-cell table:style-name="ce3" table:formula="of:=(1/3)*((POWER([.B18];2))*((2*([.B18]))-1))" office:value-type="float" office:value="42613333.3333333" calcext:value-type="float">
            <text:p>42613333,33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8:58:40.347604092</meta:creation-date>
    <dc:date>2016-09-08T19:14:40.449112905</dc:date>
    <meta:editing-duration>PT3M8S</meta:editing-duration>
    <meta:editing-cycles>1</meta:editing-cycles>
    <meta:document-statistic meta:table-count="1" meta:cell-count="52" meta:object-count="2"/>
    <meta:generator>LibreOffice/5.2.1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1cm" xlink:href=".." xlink:type="simple" chart:class="chart:scatter" chart:style-name="ch1">
        <chart:title svg:x="12.433cm" svg:y="0.186cm" chart:style-name="ch2">
          <text:p>Tiempo de Shell</text:p>
        </chart:title>
        <chart:subtitle svg:x="13.494cm" svg:y="1.041cm" chart:style-name="ch3">
          <text:p>En PC</text:p>
        </chart:subtitle>
        <chart:legend chart:legend-position="end" svg:x="12.963cm" svg:y="4.251cm" style:legend-expansion="high" chart:style-name="ch4"/>
        <chart:plot-area chart:style-name="ch5" table:cell-range-address="Hoja1.B3:Hoja1.C18" svg:x="0.437cm" svg:y="0.181cm" svg:width="12.197cm" svg:height="8.463cm">
          <chartooo:coordinate-region svg:x="2.17cm" svg:y="0.381cm" svg:width="10.184cm" svg:height="7.616cm"/>
          <chart:axis chart:dimension="x" chart:name="primary-x" chart:style-name="ch6">
            <chart:title svg:x="5.591cm" svg:y="8.54cm" chart:style-name="ch7">
              <text:p>Num. Datos.</text:p>
            </chart:title>
          </chart:axis>
          <chart:axis chart:dimension="y" chart:name="primary-y" chart:style-name="ch8">
            <chart:title svg:x="0cm" svg:y="4.681cm" chart:style-name="ch9">
              <text:p>ms</text:p>
            </chart:title>
            <chart:grid chart:style-name="ch10" chart:class="major"/>
          </chart:axis>
          <chart:series chart:style-name="ch11" chart:values-cell-range-address="Hoja1.C3:Hoja1.C18" chart:class="chart:scatter">
            <chart:domain table:cell-range-address="Hoja1.B3:Hoja1.B1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B3:Hoja1.B18</svg:desc>
                </draw:g>
              </table:table-cell>
              <table:table-cell office:value-type="float" office:value="0.00000715256">
                <text:p>0.00000715256</text:p>
                <draw:g>
                  <svg:desc>Hoja1.C3:Hoja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.0000109673">
                <text:p>0.0000109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0.0000140667">
                <text:p>0.0000140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000171661">
                <text:p>0.0000171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0.0000181198">
                <text:p>0.0000181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00228882">
                <text:p>0.0000228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0.0000231266">
                <text:p>0.0000231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0.000025034">
                <text:p>0.000025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0.0000259876">
                <text:p>0.0000259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0.0000300407">
                <text:p>0.0000300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0000300407">
                <text:p>0.0000300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  <table:table-cell office:value-type="float" office:value="0.0000331402">
                <text:p>0.0000331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">
                <text:p>340</text:p>
              </table:table-cell>
              <table:table-cell office:value-type="float" office:value="0.0000350475">
                <text:p>0.0000350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0.0000388622">
                <text:p>0.0000388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">
                <text:p>380</text:p>
              </table:table-cell>
              <table:table-cell office:value-type="float" office:value="0.000041008">
                <text:p>0.000041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0000529289">
                <text:p>0.0000529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title svg:x="12.085cm" svg:y="0.448cm" chart:style-name="ch2">
          <text:p>Tiempo de Shell</text:p>
        </chart:title>
        <chart:subtitle svg:x="12.956cm" svg:y="1.354cm" chart:style-name="ch3">
          <text:p>En T(n)</text:p>
        </chart:subtitle>
        <chart:legend chart:legend-position="end" svg:x="12.218cm" svg:y="4.204cm" style:legend-expansion="high" chart:style-name="ch4"/>
        <chart:plot-area chart:style-name="ch5" table:cell-range-address="Hoja1.B3:Hoja1.B18 Hoja1.D3:Hoja1.D18" chart:data-source-has-labels="row" svg:x="0.493cm" svg:y="0.458cm" svg:width="11.752cm" svg:height="8.167cm">
          <chartooo:coordinate-region svg:x="2.226cm" svg:y="0.657cm" svg:width="9.74cm" svg:height="7.321cm"/>
          <chart:axis chart:dimension="x" chart:name="primary-x" chart:style-name="ch6">
            <chart:title svg:x="5.465cm" svg:y="8.446cm" chart:style-name="ch7">
              <text:p>Num. Datos</text:p>
            </chart:title>
          </chart:axis>
          <chart:axis chart:dimension="y" chart:name="primary-y" chart:style-name="ch6">
            <chart:title svg:x="0cm" svg:y="5.802cm" chart:style-name="ch8">
              <text:p>Comportamiento</text:p>
            </chart:title>
            <chart:grid chart:style-name="ch9" chart:class="major"/>
          </chart:axis>
          <chart:series chart:style-name="ch10" chart:values-cell-range-address="Hoja1.D3:Hoja1.D18" loext:label-string="comportamiento" chart:class="chart:scatter">
            <chart:domain table:cell-range-address="Hoja1.B3:Hoja1.B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mport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B3:Hoja1.B18</svg:desc>
                </draw:g>
              </table:table-cell>
              <table:table-cell office:value-type="float" office:value="663333.333333333">
                <text:p>663333.333333333</text:p>
                <draw:g>
                  <svg:desc>Hoja1.D3:Hoja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147200">
                <text:p>1147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822800">
                <text:p>1822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2722133.33333333">
                <text:p>2722133.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3877200">
                <text:p>3877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5320000">
                <text:p>532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7082533.33333333">
                <text:p>7082533.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9196800">
                <text:p>9196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11694800">
                <text:p>11694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4608533.3333333">
                <text:p>14608533.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7970000">
                <text:p>1797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  <table:table-cell office:value-type="float" office:value="21811200">
                <text:p>21811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">
                <text:p>340</text:p>
              </table:table-cell>
              <table:table-cell office:value-type="float" office:value="26164133.3333333">
                <text:p>26164133.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31060800">
                <text:p>31060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">
                <text:p>380</text:p>
              </table:table-cell>
              <table:table-cell office:value-type="float" office:value="36533200">
                <text:p>36533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42613333.3333333">
                <text:p>42613333.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